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3667" officeooo:paragraph-rsid="000e3667"/>
    </style:style>
    <style:style style:name="P2" style:family="paragraph" style:parent-style-name="Standard">
      <style:paragraph-properties fo:line-height="100%"/>
      <style:text-properties officeooo:rsid="000e3667" officeooo:paragraph-rsid="000e3667"/>
    </style:style>
    <style:style style:name="P3" style:family="paragraph" style:parent-style-name="Standard">
      <style:text-properties style:font-name="Liberation Serif" officeooo:rsid="0010ff53" officeooo:paragraph-rsid="0010ff53"/>
    </style:style>
    <style:style style:name="P4" style:family="paragraph" style:parent-style-name="Standard">
      <style:paragraph-properties fo:line-height="100%"/>
      <style:text-properties style:font-name="Liberation Serif" officeooo:rsid="000e3667" officeooo:paragraph-rsid="000e3667"/>
    </style:style>
    <style:style style:name="P5" style:family="paragraph" style:parent-style-name="Standard">
      <style:text-properties style:font-name="Liberation Serif" fo:font-size="12pt" officeooo:rsid="000e3667" officeooo:paragraph-rsid="000e3667" style:font-size-asian="12pt" style:font-size-complex="12pt"/>
    </style:style>
    <style:style style:name="P6" style:family="paragraph" style:parent-style-name="Standard">
      <style:text-properties style:font-name="Liberation Serif" fo:font-size="12pt" officeooo:rsid="000e3667" officeooo:paragraph-rsid="001314e0" style:font-size-asian="12pt" style:font-size-complex="12pt"/>
    </style:style>
    <style:style style:name="P7" style:family="paragraph" style:parent-style-name="Standard">
      <style:text-properties style:font-name="Liberation Serif" fo:font-size="12pt" officeooo:rsid="0010ff53" officeooo:paragraph-rsid="0010ff53" style:font-size-asian="12pt" style:font-size-complex="12pt"/>
    </style:style>
    <style:style style:name="P8" style:family="paragraph" style:parent-style-name="Standard">
      <style:paragraph-properties fo:line-height="100%"/>
      <style:text-properties style:font-name="Liberation Serif" fo:font-size="12pt" officeooo:rsid="0010ff53" officeooo:paragraph-rsid="0010ff53" style:font-size-asian="12pt" style:font-size-complex="12pt"/>
    </style:style>
    <style:style style:name="P9" style:family="paragraph" style:parent-style-name="Standard">
      <style:text-properties style:font-name="Liberation Serif" fo:font-size="12pt" officeooo:paragraph-rsid="0010ff53" style:font-size-asian="12pt" style:font-size-complex="12pt"/>
    </style:style>
    <style:style style:name="P10" style:family="paragraph" style:parent-style-name="Standard">
      <style:paragraph-properties fo:line-height="100%"/>
      <style:text-properties style:font-name="Liberation Serif" fo:font-size="12pt" officeooo:rsid="0012560a" officeooo:paragraph-rsid="0012560a" style:font-size-asian="12pt" style:font-size-complex="12pt"/>
    </style:style>
    <style:style style:name="P11" style:family="paragraph" style:parent-style-name="Standard">
      <style:text-properties style:font-name="Liberation Serif" officeooo:rsid="0012560a" officeooo:paragraph-rsid="0012560a"/>
    </style:style>
    <style:style style:name="P12" style:family="paragraph" style:parent-style-name="Standard">
      <style:paragraph-properties fo:line-height="100%"/>
      <style:text-properties style:font-name="Liberation Serif" officeooo:rsid="000e84e8" officeooo:paragraph-rsid="000e84e8"/>
    </style:style>
    <style:style style:name="P13" style:family="paragraph" style:parent-style-name="Standard">
      <style:text-properties style:font-name="Liberation Serif" officeooo:rsid="0017c124" officeooo:paragraph-rsid="0017c124"/>
    </style:style>
    <style:style style:name="P14" style:family="paragraph" style:parent-style-name="Standard">
      <style:text-properties officeooo:rsid="0012560a" officeooo:paragraph-rsid="0012560a"/>
    </style:style>
    <style:style style:name="P15" style:family="paragraph" style:parent-style-name="Standard">
      <style:paragraph-properties fo:line-height="100%"/>
      <style:text-properties officeooo:rsid="0012560a" officeooo:paragraph-rsid="0012560a"/>
    </style:style>
    <style:style style:name="P16" style:family="paragraph" style:parent-style-name="Standard">
      <style:text-properties officeooo:rsid="001314e0" officeooo:paragraph-rsid="001314e0"/>
    </style:style>
    <style:style style:name="P17" style:family="paragraph" style:parent-style-name="Standard">
      <style:text-properties officeooo:rsid="001314e0" officeooo:paragraph-rsid="00146a05"/>
    </style:style>
    <style:style style:name="P18" style:family="paragraph" style:parent-style-name="Standard">
      <style:text-properties officeooo:rsid="00146a05" officeooo:paragraph-rsid="00146a05"/>
    </style:style>
    <style:style style:name="P19" style:family="paragraph" style:parent-style-name="Text_20_body">
      <style:paragraph-properties fo:line-height="100%"/>
      <style:text-properties fo:font-variant="normal" fo:text-transform="none" fo:color="#222222" style:font-name="Liberation Serif" fo:font-size="12pt" fo:letter-spacing="normal" fo:font-style="normal" fo:font-weight="normal" officeooo:paragraph-rsid="0012560a" style:font-size-asian="12pt" style:font-size-complex="12pt"/>
    </style:style>
    <style:style style:name="P20" style:family="paragraph" style:parent-style-name="Text_20_body">
      <style:paragraph-properties fo:line-height="100%"/>
      <style:text-properties fo:font-variant="normal" fo:text-transform="none" fo:color="#222222" style:font-name="Liberation Serif" fo:font-size="12pt" fo:letter-spacing="normal" fo:font-style="normal" fo:font-weight="normal" officeooo:paragraph-rsid="001314e0" style:font-size-asian="12pt" style:font-size-complex="12pt"/>
    </style:style>
    <style:style style:name="P21" style:family="paragraph" style:parent-style-name="Text_20_body">
      <style:paragraph-properties fo:margin-top="0in" fo:margin-bottom="0in" loext:contextual-spacing="false" fo:line-height="100%"/>
      <style:text-properties fo:font-variant="normal" fo:text-transform="none" fo:color="#222222" style:font-name="Liberation Serif" fo:font-size="12pt" fo:letter-spacing="normal" fo:font-style="normal" fo:font-weight="normal" officeooo:paragraph-rsid="0010ff53" style:font-size-asian="12pt" style:font-size-complex="12pt"/>
    </style:style>
    <style:style style:name="T1" style:family="text">
      <style:text-properties officeooo:rsid="000e84e8"/>
    </style:style>
    <style:style style:name="T2" style:family="text">
      <style:text-properties officeooo:rsid="000ff790"/>
    </style:style>
    <style:style style:name="T3" style:family="text">
      <style:text-properties officeooo:rsid="0010ff53"/>
    </style:style>
    <style:style style:name="T4" style:family="text">
      <style:text-properties fo:font-variant="normal" fo:text-transform="none" fo:color="#222222" fo:font-size="12pt" fo:letter-spacing="normal" fo:font-style="normal" fo:font-weight="normal" style:font-size-asian="12pt" style:font-size-complex="12pt"/>
    </style:style>
    <style:style style:name="T5" style:family="text">
      <style:text-properties fo:font-variant="normal" fo:text-transform="none" fo:color="#222222" fo:letter-spacing="normal" fo:font-style="normal" fo:font-weight="normal"/>
    </style:style>
    <style:style style:name="T6" style:family="text">
      <style:text-properties fo:font-size="12pt" style:font-size-asian="12pt" style:font-size-complex="12pt"/>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officeooo:rsid="0012560a"/>
    </style:style>
    <style:style style:name="T10" style:family="text">
      <style:text-properties officeooo:rsid="001314e0"/>
    </style:style>
    <style:style style:name="T11" style:family="text">
      <style:text-properties fo:color="#000000"/>
    </style:style>
    <style:style style:name="T12" style:family="text">
      <style:text-properties fo:color="#0077dd" style:text-line-through-style="none" style:text-line-through-type="none" style:text-underline-style="none" style:text-blinking="false"/>
    </style:style>
    <style:style style:name="T13" style:family="text">
      <style:text-properties officeooo:rsid="00146a05"/>
    </style:style>
    <style:style style:name="T14" style:family="text">
      <style:text-properties officeooo:rsid="0017b867"/>
    </style:style>
    <style:style style:name="T15" style:family="text">
      <style:text-properties officeooo:rsid="0018df49"/>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ll <text:span text:style-name="T10">Outline Notes</text:span></text:p>
      <text:p text:style-name="P1"/>
      <text:p text:style-name="P16">1. Do complete outline</text:p>
      <text:p text:style-name="P16">2. then get all the current citations and verbiage <text:span text:style-name="T15">and links to everything</text:span></text:p>
      <text:p text:style-name="P16">3. write the buttons and divs</text:p>
      <text:p text:style-name="P16">4. Write the script for the logic flow. This one try assigning variables and do it that way instead of twenty million different re-written buttons and divs for each re-occurrence of the same question to get the order of appearance of div responses right</text:p>
      <text:p text:style-name="P18">5. Get this to work on iphones and Macs too, different screen sizes and <text:span text:style-name="T14">Android too, confirm on it</text:span></text:p>
      <text:p text:style-name="P16"/>
      <text:p text:style-name="P17"><text:span text:style-name="T13">On this one sort how to make visible</text:span> all questions or <text:span text:style-name="T13">invisible </text:span>all questions on button click, </text:p>
      <text:p text:style-name="P17"><text:span text:style-name="T13">Have a copy option for that, and for the answers, where you can just click a spot of text and it copies like they have it on Amazon Turk for your worker number. </text:span><text:span text:style-name="T15">Add in for to be able to scroll on columns, figure that out.</text:span></text:p>
      <text:p text:style-name="P17"/>
      <text:p text:style-name="Horizontal_20_Line"/>
      <text:p text:style-name="P1"/>
      <text:p text:style-name="P14">Joint wills are not allowed. (a single will signed by both husband and wife)</text:p>
      <text:p text:style-name="P14">A will can’t be made by somebody besides the testator acting on their behalf.</text:p>
      <text:p text:style-name="P15"/>
      <text:p text:style-name="P2">* Was there a will?</text:p>
      <text:p text:style-name="P4">* Is the will accessible</text:p>
      <text:p text:style-name="P12">* Where was the will done<text:span text:style-name="T6">?</text:span></text:p>
      <text:p text:style-name="P20"><text:span text:style-name="T10">– I</text:span><text:span text:style-name="T9">t must meet the requirement of the law of the state (other than Louisiana) where the will was executed at the time that the will was executed;</text:span></text:p>
      <text:p text:style-name="P20"><text:span text:style-name="T11">** wills that are created in states other than Louisiana may be recognized as valid in Louisiana if the </text:span><text:a xlink:type="simple" xlink:href="https://www.louisianasuccessionattorney.com/faqs/validity-of-wills-from-other-states.cfm" text:style-name="Internet_20_link" text:visited-style-name="Visited_20_Internet_20_Link"><text:span text:style-name="T12">out-of-state will</text:span></text:a><text:span text:style-name="T11"> is: (1) in writing; (2) signed by the testator; and (3) in compliance with the laws of the state where it was created.</text:span></text:p>
      <text:p text:style-name="P20"><text:span text:style-name="T9">– Must meet </text:span>the requirements of the law where the testator was domiciled at death or when the will was executed; or</text:p>
      <text:p text:style-name="P19"><text:span text:style-name="T9">– I</text:span>f it affects real estate, meet the requirements of the law of the state where the real estate is located.</text:p>
      <text:p text:style-name="P1"><text:span text:style-name="T8">* When was the will done?</text:span></text:p>
      <text:p text:style-name="P5">- <text:span text:style-name="T1">before </text:span><text:span text:style-name="T2">7/1/</text:span><text:span text:style-name="T1">1999</text:span></text:p>
      <text:p text:style-name="P5">- <text:span text:style-name="T2">on or after 7/1/</text:span>1999</text:p>
      <text:p text:style-name="P5">* What kind of will is it?</text:p>
      <text:p text:style-name="P5">- <text:span text:style-name="T1">olographic testament (called holographic testament in other states)</text:span></text:p>
      <text:p text:style-name="P5">- <text:span text:style-name="T1">notarial testament</text:span></text:p>
      <text:p text:style-name="P5">- <text:span text:style-name="T2">Nuncupative Testament by Public Act</text:span></text:p>
      <text:p text:style-name="P5">- <text:span text:style-name="T2">Nuncupative Testament by Prior Act</text:span></text:p>
      <text:p text:style-name="P6">- <text:span text:style-name="T2">Mystic Testament</text:span></text:p>
      <text:p text:style-name="P6"><text:span text:style-name="T2">https://law.justia.com/codes/louisiana/2011/ccp/ccp2885/</text:span></text:p>
      <text:p text:style-name="P5"/>
      <text:p text:style-name="P7">Olographic Will - </text:p>
      <text:p text:style-name="P7">is the entire will handwritten?</text:p>
      <text:p text:style-name="P7">Is the will dated</text:p>
      <text:p text:style-name="P7">Is the will signed</text:p>
      <text:p text:style-name="P9"><text:soft-page-break/><text:span text:style-name="T3">Does the will show </text:span><text:span text:style-name="T5">testator’s intent for it to serve as a Last Will and Testament?</text:span></text:p>
      <text:p text:style-name="P9"><text:span text:style-name="T5"/></text:p>
      <text:p text:style-name="P7"><text:span text:style-name="T5">Notarial Will</text:span></text:p>
      <text:p text:style-name="P7"><text:span text:style-name="T5">Which of the following is the testator? Each of these has its own requirements to put in</text:span></text:p>
      <text:p text:style-name="P21"><text:span text:style-name="T3">1. When the testator knows how to sign his name and to read and is physically able to do both</text:span></text:p>
      <text:p text:style-name="P21"><text:span text:style-name="T3">2. </text:span>When the testator is literate and sighted but physically unable to sign</text:p>
      <text:p text:style-name="P21"><text:span text:style-name="T3">3. </text:span>When the testator is unable to read</text:p>
      <text:p text:style-name="P21"><text:span text:style-name="T3">4. </text:span>When the testator is blind but knows how and is physically able to read braille (notarial testament in braille form)</text:p>
      <text:p text:style-name="P21"><text:span text:style-name="T3">5. </text:span>When the testator has been legally declared physically deaf or deaf and blind and who is able to read sign language, braille, or visual English</text:p>
      <text:p text:style-name="P8"><text:span text:style-name="T5"/></text:p>
      <text:p text:style-name="P8"><text:span text:style-name="T5">Going with #1</text:span></text:p>
      <text:p text:style-name="P10"><text:span text:style-name="T5">Is the will signed on every page?</text:span></text:p>
      <text:p text:style-name="P10"><text:span text:style-name="T5">Is the will signed at the end?</text:span></text:p>
      <text:p text:style-name="P10"><text:span text:style-name="T5">Was all signing done in the presence of a notary and two competent witnesses?</text:span></text:p>
      <text:p text:style-name="P10"><text:span text:style-name="T5">Does the testator declare or signify to the notary and two witnesses that the instrument is their testament?</text:span></text:p>
      <text:p text:style-name="P3"><text:span text:style-name="T4">is there a witness attestation clause?</text:span></text:p>
      <text:p text:style-name="P3"><text:span text:style-name="T4">Is there a testator attestation clause?</text:span></text:p>
      <text:p text:style-name="P11"><text:span text:style-name="T4"/></text:p>
      <text:p text:style-name="P13"><text:span text:style-name="T4">You need to have in here about invalid clauses, like when they say after they die to sell the house and divide up the profit to everybody, or to do specific stuf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sans-serif"/>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9T08:46:50.378525510</meta:creation-date>
    <dc:date>2023-04-30T20:44:12.841881256</dc:date>
    <meta:editing-duration>PT15M21S</meta:editing-duration>
    <meta:editing-cycles>6</meta:editing-cycles>
    <meta:generator>LibreOffice/6.4.7.2$Linux_X86_64 LibreOffice_project/40$Build-2</meta:generator>
    <meta:document-statistic meta:table-count="0" meta:image-count="0" meta:object-count="0" meta:page-count="2" meta:paragraph-count="47" meta:word-count="589" meta:character-count="3204" meta:non-whitespace-character-count="2657"/>
  </office:meta>
</office:document-meta>
</file>